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2.9299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2.7161in"/>
    </style:style>
    <style:style style:name="co12" style:family="table-column">
      <style:table-column-properties fo:break-before="auto" style:column-width="2.7264in"/>
    </style:style>
    <style:style style:name="co13" style:family="table-column">
      <style:table-column-properties fo:break-before="auto" style:column-width="2.5764in"/>
    </style:style>
    <style:style style:name="co14" style:family="table-column">
      <style:table-column-properties fo:break-before="auto" style:column-width="2.651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V_RandomForest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mean_fit_tim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param_min_samples_leaf</text:p>
          </table:table-cell>
          <table:table-cell office:value-type="string" calcext:value-type="string">
            <text:p>param_n_estimator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split0_test_max_error</text:p>
          </table:table-cell>
          <table:table-cell office:value-type="string" calcext:value-type="string">
            <text:p>split1_test_max_error</text:p>
          </table:table-cell>
          <table:table-cell office:value-type="string" calcext:value-type="string">
            <text:p>split2_test_max_error</text:p>
          </table:table-cell>
          <table:table-cell office:value-type="string" calcext:value-type="string">
            <text:p>split3_test_max_error</text:p>
          </table:table-cell>
          <table:table-cell office:value-type="string" calcext:value-type="string">
            <text:p>split4_test_max_error</text:p>
          </table:table-cell>
          <table:table-cell office:value-type="string" calcext:value-type="string">
            <text:p>mean_test_max_error</text:p>
          </table:table-cell>
          <table:table-cell office:value-type="string" calcext:value-type="string">
            <text:p>std_test_max_error</text:p>
          </table:table-cell>
          <table:table-cell office:value-type="string" calcext:value-type="string">
            <text:p>rank_test_max_error</text:p>
          </table:table-cell>
          <table:table-cell office:value-type="string" calcext:value-type="string">
            <text:p>split0_test_neg_root_mean_squared_error</text:p>
          </table:table-cell>
          <table:table-cell office:value-type="string" calcext:value-type="string">
            <text:p>split1_test_neg_root_mean_squared_error</text:p>
          </table:table-cell>
          <table:table-cell office:value-type="string" calcext:value-type="string">
            <text:p>split2_test_neg_root_mean_squared_error</text:p>
          </table:table-cell>
          <table:table-cell office:value-type="string" calcext:value-type="string">
            <text:p>split3_test_neg_root_mean_squared_error</text:p>
          </table:table-cell>
          <table:table-cell office:value-type="string" calcext:value-type="string">
            <text:p>split4_test_neg_root_mean_squared_error</text:p>
          </table:table-cell>
          <table:table-cell office:value-type="string" calcext:value-type="string">
            <text:p>mean_test_neg_root_mean_squared_error</text:p>
          </table:table-cell>
          <table:table-cell office:value-type="string" calcext:value-type="string">
            <text:p>std_test_neg_root_mean_squared_error</text:p>
          </table:table-cell>
          <table:table-cell office:value-type="string" calcext:value-type="string">
            <text:p>rank_test_neg_root_mean_squared_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5758023262024" calcext:value-type="float">
            <text:p>2.05758023262024</text:p>
          </table:table-cell>
          <table:table-cell office:value-type="float" office:value="0.0489011072579334" calcext:value-type="float">
            <text:p>0.048901107257933</text:p>
          </table:table-cell>
          <table:table-cell office:value-type="float" office:value="0.0714282989501953" calcext:value-type="float">
            <text:p>0.071428298950195</text:p>
          </table:table-cell>
          <table:table-cell office:value-type="float" office:value="0.00214488587823558" calcext:value-type="float">
            <text:p>0.002144885878236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50, 'n_estimators': 500}</text:p>
          </table:table-cell>
          <table:table-cell office:value-type="float" office:value="-439.314003646647" calcext:value-type="float">
            <text:p>-439.314003646647</text:p>
          </table:table-cell>
          <table:table-cell office:value-type="float" office:value="-293.796383918454" calcext:value-type="float">
            <text:p>-293.796383918454</text:p>
          </table:table-cell>
          <table:table-cell office:value-type="float" office:value="-75.3691622776724" calcext:value-type="float">
            <text:p>-75.3691622776724</text:p>
          </table:table-cell>
          <table:table-cell office:value-type="float" office:value="-137.335293831589" calcext:value-type="float">
            <text:p>-137.335293831589</text:p>
          </table:table-cell>
          <table:table-cell office:value-type="float" office:value="-102.984154002471" calcext:value-type="float">
            <text:p>-102.984154002471</text:p>
          </table:table-cell>
          <table:table-cell office:value-type="float" office:value="-209.759799535367" calcext:value-type="float">
            <text:p>-209.759799535367</text:p>
          </table:table-cell>
          <table:table-cell office:value-type="float" office:value="137.451424894667" calcext:value-type="float">
            <text:p>137.451424894667</text:p>
          </table:table-cell>
          <table:table-cell office:value-type="float" office:value="1" calcext:value-type="float">
            <text:p>1</text:p>
          </table:table-cell>
          <table:table-cell office:value-type="float" office:value="-79.495660394905" calcext:value-type="float">
            <text:p>-79.495660394905</text:p>
          </table:table-cell>
          <table:table-cell office:value-type="float" office:value="-41.6433181477339" calcext:value-type="float">
            <text:p>-41.6433181477339</text:p>
          </table:table-cell>
          <table:table-cell office:value-type="float" office:value="-37.0158493505897" calcext:value-type="float">
            <text:p>-37.0158493505897</text:p>
          </table:table-cell>
          <table:table-cell office:value-type="float" office:value="-17.1701028009943" calcext:value-type="float">
            <text:p>-17.1701028009943</text:p>
          </table:table-cell>
          <table:table-cell office:value-type="float" office:value="-13.4893232266828" calcext:value-type="float">
            <text:p>-13.4893232266828</text:p>
          </table:table-cell>
          <table:table-cell office:value-type="float" office:value="-37.7628507841811" calcext:value-type="float">
            <text:p>-37.7628507841811</text:p>
          </table:table-cell>
          <table:table-cell office:value-type="float" office:value="23.539366370784" calcext:value-type="float">
            <text:p>23.5393663707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6800928115845" calcext:value-type="float">
            <text:p>2.86800928115845</text:p>
          </table:table-cell>
          <table:table-cell office:value-type="float" office:value="0.0608592576028998" calcext:value-type="float">
            <text:p>0.0608592576029</text:p>
          </table:table-cell>
          <table:table-cell office:value-type="float" office:value="0.0979024887084961" calcext:value-type="float">
            <text:p>0.097902488708496</text:p>
          </table:table-cell>
          <table:table-cell office:value-type="float" office:value="0.00411251527965362" calcext:value-type="float">
            <text:p>0.004112515279654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{'min_samples_leaf': 50, 'n_estimators': 700}</text:p>
          </table:table-cell>
          <table:table-cell office:value-type="float" office:value="-439.502814306472" calcext:value-type="float">
            <text:p>-439.502814306472</text:p>
          </table:table-cell>
          <table:table-cell office:value-type="float" office:value="-294.031261190149" calcext:value-type="float">
            <text:p>-294.031261190149</text:p>
          </table:table-cell>
          <table:table-cell office:value-type="float" office:value="-75.1050985725823" calcext:value-type="float">
            <text:p>-75.1050985725823</text:p>
          </table:table-cell>
          <table:table-cell office:value-type="float" office:value="-137.345665671697" calcext:value-type="float">
            <text:p>-137.345665671697</text:p>
          </table:table-cell>
          <table:table-cell office:value-type="float" office:value="-102.925920580204" calcext:value-type="float">
            <text:p>-102.925920580204</text:p>
          </table:table-cell>
          <table:table-cell office:value-type="float" office:value="-209.782152064221" calcext:value-type="float">
            <text:p>-209.782152064221</text:p>
          </table:table-cell>
          <table:table-cell office:value-type="float" office:value="137.602836129624" calcext:value-type="float">
            <text:p>137.602836129624</text:p>
          </table:table-cell>
          <table:table-cell office:value-type="float" office:value="2" calcext:value-type="float">
            <text:p>2</text:p>
          </table:table-cell>
          <table:table-cell office:value-type="float" office:value="-79.4966468053656" calcext:value-type="float">
            <text:p>-79.4966468053656</text:p>
          </table:table-cell>
          <table:table-cell office:value-type="float" office:value="-41.704752834695" calcext:value-type="float">
            <text:p>-41.704752834695</text:p>
          </table:table-cell>
          <table:table-cell office:value-type="float" office:value="-36.9567807892447" calcext:value-type="float">
            <text:p>-36.9567807892447</text:p>
          </table:table-cell>
          <table:table-cell office:value-type="float" office:value="-17.1816878499122" calcext:value-type="float">
            <text:p>-17.1816878499122</text:p>
          </table:table-cell>
          <table:table-cell office:value-type="float" office:value="-13.4712060501786" calcext:value-type="float">
            <text:p>-13.4712060501786</text:p>
          </table:table-cell>
          <table:table-cell office:value-type="float" office:value="-37.7622148658792" calcext:value-type="float">
            <text:p>-37.7622148658792</text:p>
          </table:table-cell>
          <table:table-cell office:value-type="float" office:value="23.5438583946573" calcext:value-type="float">
            <text:p>23.5438583946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7585706710815" calcext:value-type="float">
            <text:p>1.67585706710815</text:p>
          </table:table-cell>
          <table:table-cell office:value-type="float" office:value="0.0625565407782465" calcext:value-type="float">
            <text:p>0.062556540778247</text:p>
          </table:table-cell>
          <table:table-cell office:value-type="float" office:value="0.0579647064208984" calcext:value-type="float">
            <text:p>0.057964706420899</text:p>
          </table:table-cell>
          <table:table-cell office:value-type="float" office:value="0.00273177055922899" calcext:value-type="float">
            <text:p>0.002731770559229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50, 'n_estimators': 400}</text:p>
          </table:table-cell>
          <table:table-cell office:value-type="float" office:value="-439.331500666653" calcext:value-type="float">
            <text:p>-439.331500666653</text:p>
          </table:table-cell>
          <table:table-cell office:value-type="float" office:value="-294.106908608362" calcext:value-type="float">
            <text:p>-294.106908608362</text:p>
          </table:table-cell>
          <table:table-cell office:value-type="float" office:value="-75.9390158544618" calcext:value-type="float">
            <text:p>-75.9390158544618</text:p>
          </table:table-cell>
          <table:table-cell office:value-type="float" office:value="-137.032307640602" calcext:value-type="float">
            <text:p>-137.032307640602</text:p>
          </table:table-cell>
          <table:table-cell office:value-type="float" office:value="-103.113737917899" calcext:value-type="float">
            <text:p>-103.113737917899</text:p>
          </table:table-cell>
          <table:table-cell office:value-type="float" office:value="-209.904694137595" calcext:value-type="float">
            <text:p>-209.904694137595</text:p>
          </table:table-cell>
          <table:table-cell office:value-type="float" office:value="137.395901305568" calcext:value-type="float">
            <text:p>137.395901305568</text:p>
          </table:table-cell>
          <table:table-cell office:value-type="float" office:value="3" calcext:value-type="float">
            <text:p>3</text:p>
          </table:table-cell>
          <table:table-cell office:value-type="float" office:value="-79.5054669017349" calcext:value-type="float">
            <text:p>-79.5054669017349</text:p>
          </table:table-cell>
          <table:table-cell office:value-type="float" office:value="-41.6994907080132" calcext:value-type="float">
            <text:p>-41.6994907080132</text:p>
          </table:table-cell>
          <table:table-cell office:value-type="float" office:value="-37.1882171363152" calcext:value-type="float">
            <text:p>-37.1882171363152</text:p>
          </table:table-cell>
          <table:table-cell office:value-type="float" office:value="-17.1615060010497" calcext:value-type="float">
            <text:p>-17.1615060010497</text:p>
          </table:table-cell>
          <table:table-cell office:value-type="float" office:value="-13.4985099003829" calcext:value-type="float">
            <text:p>-13.4985099003829</text:p>
          </table:table-cell>
          <table:table-cell office:value-type="float" office:value="-37.8106381294992" calcext:value-type="float">
            <text:p>-37.8106381294992</text:p>
          </table:table-cell>
          <table:table-cell office:value-type="float" office:value="23.5433029343947" calcext:value-type="float">
            <text:p>23.5433029343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7250409126282" calcext:value-type="float">
            <text:p>1.27250409126282</text:p>
          </table:table-cell>
          <table:table-cell office:value-type="float" office:value="0.0363529385844292" calcext:value-type="float">
            <text:p>0.036352938584429</text:p>
          </table:table-cell>
          <table:table-cell office:value-type="float" office:value="0.0429315567016602" calcext:value-type="float">
            <text:p>0.04293155670166</text:p>
          </table:table-cell>
          <table:table-cell office:value-type="float" office:value="0.00104186109291092" calcext:value-type="float">
            <text:p>0.001041861092911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50, 'n_estimators': 300}</text:p>
          </table:table-cell>
          <table:table-cell office:value-type="float" office:value="-439.297061078894" calcext:value-type="float">
            <text:p>-439.297061078894</text:p>
          </table:table-cell>
          <table:table-cell office:value-type="float" office:value="-294.178077318986" calcext:value-type="float">
            <text:p>-294.178077318986</text:p>
          </table:table-cell>
          <table:table-cell office:value-type="float" office:value="-76.4273089430271" calcext:value-type="float">
            <text:p>-76.4273089430271</text:p>
          </table:table-cell>
          <table:table-cell office:value-type="float" office:value="-136.989325030163" calcext:value-type="float">
            <text:p>-136.989325030163</text:p>
          </table:table-cell>
          <table:table-cell office:value-type="float" office:value="-103.292735649546" calcext:value-type="float">
            <text:p>-103.292735649546</text:p>
          </table:table-cell>
          <table:table-cell office:value-type="float" office:value="-210.036901604123" calcext:value-type="float">
            <text:p>-210.036901604123</text:p>
          </table:table-cell>
          <table:table-cell office:value-type="float" office:value="137.274722241793" calcext:value-type="float">
            <text:p>137.274722241793</text:p>
          </table:table-cell>
          <table:table-cell office:value-type="float" office:value="4" calcext:value-type="float">
            <text:p>4</text:p>
          </table:table-cell>
          <table:table-cell office:value-type="float" office:value="-79.4931658340246" calcext:value-type="float">
            <text:p>-79.4931658340246</text:p>
          </table:table-cell>
          <table:table-cell office:value-type="float" office:value="-41.7220112674665" calcext:value-type="float">
            <text:p>-41.7220112674665</text:p>
          </table:table-cell>
          <table:table-cell office:value-type="float" office:value="-37.4109220267296" calcext:value-type="float">
            <text:p>-37.4109220267296</text:p>
          </table:table-cell>
          <table:table-cell office:value-type="float" office:value="-17.1981118430449" calcext:value-type="float">
            <text:p>-17.1981118430449</text:p>
          </table:table-cell>
          <table:table-cell office:value-type="float" office:value="-13.5010583437673" calcext:value-type="float">
            <text:p>-13.5010583437673</text:p>
          </table:table-cell>
          <table:table-cell office:value-type="float" office:value="-37.8650538630066" calcext:value-type="float">
            <text:p>-37.8650538630066</text:p>
          </table:table-cell>
          <table:table-cell office:value-type="float" office:value="23.53171830757" calcext:value-type="float">
            <text:p>23.531718307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4119992256165" calcext:value-type="float">
            <text:p>2.74119992256165</text:p>
          </table:table-cell>
          <table:table-cell office:value-type="float" office:value="0.13566395497966" calcext:value-type="float">
            <text:p>0.13566395497966</text:p>
          </table:table-cell>
          <table:table-cell office:value-type="float" office:value="0.102851819992065" calcext:value-type="float">
            <text:p>0.102851819992065</text:p>
          </table:table-cell>
          <table:table-cell office:value-type="float" office:value="0.0043055179107241" calcext:value-type="float">
            <text:p>0.004305517910724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{'min_samples_leaf': 70, 'n_estimators': 700}</text:p>
          </table:table-cell>
          <table:table-cell office:value-type="float" office:value="-440.173138475382" calcext:value-type="float">
            <text:p>-440.173138475382</text:p>
          </table:table-cell>
          <table:table-cell office:value-type="float" office:value="-296.199820064488" calcext:value-type="float">
            <text:p>-296.199820064488</text:p>
          </table:table-cell>
          <table:table-cell office:value-type="float" office:value="-82.6846668345727" calcext:value-type="float">
            <text:p>-82.6846668345727</text:p>
          </table:table-cell>
          <table:table-cell office:value-type="float" office:value="-135.549819607377" calcext:value-type="float">
            <text:p>-135.549819607377</text:p>
          </table:table-cell>
          <table:table-cell office:value-type="float" office:value="-102.862465962298" calcext:value-type="float">
            <text:p>-102.862465962298</text:p>
          </table:table-cell>
          <table:table-cell office:value-type="float" office:value="-211.493982188824" calcext:value-type="float">
            <text:p>-211.493982188824</text:p>
          </table:table-cell>
          <table:table-cell office:value-type="float" office:value="136.842535317095" calcext:value-type="float">
            <text:p>136.842535317095</text:p>
          </table:table-cell>
          <table:table-cell office:value-type="float" office:value="5" calcext:value-type="float">
            <text:p>5</text:p>
          </table:table-cell>
          <table:table-cell office:value-type="float" office:value="-79.210805170025" calcext:value-type="float">
            <text:p>-79.210805170025</text:p>
          </table:table-cell>
          <table:table-cell office:value-type="float" office:value="-41.620792865591" calcext:value-type="float">
            <text:p>-41.620792865591</text:p>
          </table:table-cell>
          <table:table-cell office:value-type="float" office:value="-37.8237688908136" calcext:value-type="float">
            <text:p>-37.8237688908136</text:p>
          </table:table-cell>
          <table:table-cell office:value-type="float" office:value="-17.0871289817047" calcext:value-type="float">
            <text:p>-17.0871289817047</text:p>
          </table:table-cell>
          <table:table-cell office:value-type="float" office:value="-13.4033589154004" calcext:value-type="float">
            <text:p>-13.4033589154004</text:p>
          </table:table-cell>
          <table:table-cell office:value-type="float" office:value="-37.8291709647069" calcext:value-type="float">
            <text:p>-37.8291709647069</text:p>
          </table:table-cell>
          <table:table-cell office:value-type="float" office:value="23.4677168689973" calcext:value-type="float">
            <text:p>23.46771686899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314727306366" calcext:value-type="float">
            <text:p>1.8314727306366</text:p>
          </table:table-cell>
          <table:table-cell office:value-type="float" office:value="0.0409737263351525" calcext:value-type="float">
            <text:p>0.040973726335153</text:p>
          </table:table-cell>
          <table:table-cell office:value-type="float" office:value="0.0681375980377197" calcext:value-type="float">
            <text:p>0.06813759803772</text:p>
          </table:table-cell>
          <table:table-cell office:value-type="float" office:value="0.00153530981161096" calcext:value-type="float">
            <text:p>0.00153530981161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70, 'n_estimators': 500}</text:p>
          </table:table-cell>
          <table:table-cell office:value-type="float" office:value="-440.125947605386" calcext:value-type="float">
            <text:p>-440.125947605386</text:p>
          </table:table-cell>
          <table:table-cell office:value-type="float" office:value="-296.102508332048" calcext:value-type="float">
            <text:p>-296.102508332048</text:p>
          </table:table-cell>
          <table:table-cell office:value-type="float" office:value="-83.002732322379" calcext:value-type="float">
            <text:p>-83.002732322379</text:p>
          </table:table-cell>
          <table:table-cell office:value-type="float" office:value="-136.126641450571" calcext:value-type="float">
            <text:p>-136.126641450571</text:p>
          </table:table-cell>
          <table:table-cell office:value-type="float" office:value="-102.939054243803" calcext:value-type="float">
            <text:p>-102.939054243803</text:p>
          </table:table-cell>
          <table:table-cell office:value-type="float" office:value="-211.659376790837" calcext:value-type="float">
            <text:p>-211.659376790837</text:p>
          </table:table-cell>
          <table:table-cell office:value-type="float" office:value="136.678784932295" calcext:value-type="float">
            <text:p>136.678784932295</text:p>
          </table:table-cell>
          <table:table-cell office:value-type="float" office:value="6" calcext:value-type="float">
            <text:p>6</text:p>
          </table:table-cell>
          <table:table-cell office:value-type="float" office:value="-79.1985551720195" calcext:value-type="float">
            <text:p>-79.1985551720195</text:p>
          </table:table-cell>
          <table:table-cell office:value-type="float" office:value="-41.6016483215012" calcext:value-type="float">
            <text:p>-41.6016483215012</text:p>
          </table:table-cell>
          <table:table-cell office:value-type="float" office:value="-37.875659441589" calcext:value-type="float">
            <text:p>-37.875659441589</text:p>
          </table:table-cell>
          <table:table-cell office:value-type="float" office:value="-17.0939829621829" calcext:value-type="float">
            <text:p>-17.0939829621829</text:p>
          </table:table-cell>
          <table:table-cell office:value-type="float" office:value="-13.4007904843371" calcext:value-type="float">
            <text:p>-13.4007904843371</text:p>
          </table:table-cell>
          <table:table-cell office:value-type="float" office:value="-37.8341272763259" calcext:value-type="float">
            <text:p>-37.8341272763259</text:p>
          </table:table-cell>
          <table:table-cell office:value-type="float" office:value="23.462111447382" calcext:value-type="float">
            <text:p>23.4621114473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6612410545349" calcext:value-type="float">
            <text:p>1.46612410545349</text:p>
          </table:table-cell>
          <table:table-cell office:value-type="float" office:value="0.0518977387334792" calcext:value-type="float">
            <text:p>0.051897738733479</text:p>
          </table:table-cell>
          <table:table-cell office:value-type="float" office:value="0.0539420127868652" calcext:value-type="float">
            <text:p>0.053942012786865</text:p>
          </table:table-cell>
          <table:table-cell office:value-type="float" office:value="0.00189400338933494" calcext:value-type="float">
            <text:p>0.001894003389335</text:p>
          </table:table-cell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70, 'n_estimators': 400}</text:p>
          </table:table-cell>
          <table:table-cell office:value-type="float" office:value="-440.220442999389" calcext:value-type="float">
            <text:p>-440.220442999389</text:p>
          </table:table-cell>
          <table:table-cell office:value-type="float" office:value="-296.385067176372" calcext:value-type="float">
            <text:p>-296.385067176372</text:p>
          </table:table-cell>
          <table:table-cell office:value-type="float" office:value="-82.9869940492553" calcext:value-type="float">
            <text:p>-82.9869940492553</text:p>
          </table:table-cell>
          <table:table-cell office:value-type="float" office:value="-135.830366814701" calcext:value-type="float">
            <text:p>-135.830366814701</text:p>
          </table:table-cell>
          <table:table-cell office:value-type="float" office:value="-103.107151124603" calcext:value-type="float">
            <text:p>-103.107151124603</text:p>
          </table:table-cell>
          <table:table-cell office:value-type="float" office:value="-211.706004432864" calcext:value-type="float">
            <text:p>-211.706004432864</text:p>
          </table:table-cell>
          <table:table-cell office:value-type="float" office:value="136.754377815455" calcext:value-type="float">
            <text:p>136.754377815455</text:p>
          </table:table-cell>
          <table:table-cell office:value-type="float" office:value="7" calcext:value-type="float">
            <text:p>7</text:p>
          </table:table-cell>
          <table:table-cell office:value-type="float" office:value="-79.1991578696976" calcext:value-type="float">
            <text:p>-79.1991578696976</text:p>
          </table:table-cell>
          <table:table-cell office:value-type="float" office:value="-41.655483617725" calcext:value-type="float">
            <text:p>-41.655483617725</text:p>
          </table:table-cell>
          <table:table-cell office:value-type="float" office:value="-37.9569383342943" calcext:value-type="float">
            <text:p>-37.9569383342943</text:p>
          </table:table-cell>
          <table:table-cell office:value-type="float" office:value="-17.0597812540788" calcext:value-type="float">
            <text:p>-17.0597812540788</text:p>
          </table:table-cell>
          <table:table-cell office:value-type="float" office:value="-13.4169473857515" calcext:value-type="float">
            <text:p>-13.4169473857515</text:p>
          </table:table-cell>
          <table:table-cell office:value-type="float" office:value="-37.8576616923094" calcext:value-type="float">
            <text:p>-37.8576616923094</text:p>
          </table:table-cell>
          <table:table-cell office:value-type="float" office:value="23.4667976509431" calcext:value-type="float">
            <text:p>23.46679765094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6258044242859" calcext:value-type="float">
            <text:p>2.36258044242859</text:p>
          </table:table-cell>
          <table:table-cell office:value-type="float" office:value="0.338507505188359" calcext:value-type="float">
            <text:p>0.338507505188359</text:p>
          </table:table-cell>
          <table:table-cell office:value-type="float" office:value="0.0657026290893555" calcext:value-type="float">
            <text:p>0.065702629089356</text:p>
          </table:table-cell>
          <table:table-cell office:value-type="float" office:value="0.0156802378306863" calcext:value-type="float">
            <text:p>0.015680237830686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{'min_samples_leaf': 100, 'n_estimators': 700}</text:p>
          </table:table-cell>
          <table:table-cell office:value-type="float" office:value="-439.781447798675" calcext:value-type="float">
            <text:p>-439.781447798675</text:p>
          </table:table-cell>
          <table:table-cell office:value-type="float" office:value="-293.672987250543" calcext:value-type="float">
            <text:p>-293.672987250543</text:p>
          </table:table-cell>
          <table:table-cell office:value-type="float" office:value="-84.3801345377619" calcext:value-type="float">
            <text:p>-84.3801345377619</text:p>
          </table:table-cell>
          <table:table-cell office:value-type="float" office:value="-136.496707057828" calcext:value-type="float">
            <text:p>-136.496707057828</text:p>
          </table:table-cell>
          <table:table-cell office:value-type="float" office:value="-104.286685810445" calcext:value-type="float">
            <text:p>-104.286685810445</text:p>
          </table:table-cell>
          <table:table-cell office:value-type="float" office:value="-211.723592491051" calcext:value-type="float">
            <text:p>-211.723592491051</text:p>
          </table:table-cell>
          <table:table-cell office:value-type="float" office:value="135.752877068254" calcext:value-type="float">
            <text:p>135.752877068254</text:p>
          </table:table-cell>
          <table:table-cell office:value-type="float" office:value="8" calcext:value-type="float">
            <text:p>8</text:p>
          </table:table-cell>
          <table:table-cell office:value-type="float" office:value="-78.7528269448592" calcext:value-type="float">
            <text:p>-78.7528269448592</text:p>
          </table:table-cell>
          <table:table-cell office:value-type="float" office:value="-40.9500900475598" calcext:value-type="float">
            <text:p>-40.9500900475598</text:p>
          </table:table-cell>
          <table:table-cell office:value-type="float" office:value="-37.6386198091302" calcext:value-type="float">
            <text:p>-37.6386198091302</text:p>
          </table:table-cell>
          <table:table-cell office:value-type="float" office:value="-17.1437289976515" calcext:value-type="float">
            <text:p>-17.1437289976515</text:p>
          </table:table-cell>
          <table:table-cell office:value-type="float" office:value="-13.3629926948092" calcext:value-type="float">
            <text:p>-13.3629926948092</text:p>
          </table:table-cell>
          <table:table-cell office:value-type="float" office:value="-37.569651698802" calcext:value-type="float">
            <text:p>-37.569651698802</text:p>
          </table:table-cell>
          <table:table-cell office:value-type="float" office:value="23.2837570065761" calcext:value-type="float">
            <text:p>23.2837570065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700464248657" calcext:value-type="float">
            <text:p>2.20700464248657</text:p>
          </table:table-cell>
          <table:table-cell office:value-type="float" office:value="0.108083721905642" calcext:value-type="float">
            <text:p>0.108083721905642</text:p>
          </table:table-cell>
          <table:table-cell office:value-type="float" office:value="0.0744292259216309" calcext:value-type="float">
            <text:p>0.074429225921631</text:p>
          </table:table-cell>
          <table:table-cell office:value-type="float" office:value="0.00958453793532525" calcext:value-type="float">
            <text:p>0.00958453793532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100, 'n_estimators': 500}</text:p>
          </table:table-cell>
          <table:table-cell office:value-type="float" office:value="-439.932647285988" calcext:value-type="float">
            <text:p>-439.932647285988</text:p>
          </table:table-cell>
          <table:table-cell office:value-type="float" office:value="-293.406544205859" calcext:value-type="float">
            <text:p>-293.406544205859</text:p>
          </table:table-cell>
          <table:table-cell office:value-type="float" office:value="-84.365184383418" calcext:value-type="float">
            <text:p>-84.365184383418</text:p>
          </table:table-cell>
          <table:table-cell office:value-type="float" office:value="-136.708778919946" calcext:value-type="float">
            <text:p>-136.708778919946</text:p>
          </table:table-cell>
          <table:table-cell office:value-type="float" office:value="-104.264863153982" calcext:value-type="float">
            <text:p>-104.264863153982</text:p>
          </table:table-cell>
          <table:table-cell office:value-type="float" office:value="-211.735603589839" calcext:value-type="float">
            <text:p>-211.735603589839</text:p>
          </table:table-cell>
          <table:table-cell office:value-type="float" office:value="135.754367481467" calcext:value-type="float">
            <text:p>135.754367481467</text:p>
          </table:table-cell>
          <table:table-cell office:value-type="float" office:value="9" calcext:value-type="float">
            <text:p>9</text:p>
          </table:table-cell>
          <table:table-cell office:value-type="float" office:value="-78.7341909337868" calcext:value-type="float">
            <text:p>-78.7341909337868</text:p>
          </table:table-cell>
          <table:table-cell office:value-type="float" office:value="-40.9192061077165" calcext:value-type="float">
            <text:p>-40.9192061077165</text:p>
          </table:table-cell>
          <table:table-cell office:value-type="float" office:value="-37.6377609126177" calcext:value-type="float">
            <text:p>-37.6377609126177</text:p>
          </table:table-cell>
          <table:table-cell office:value-type="float" office:value="-17.1479219296186" calcext:value-type="float">
            <text:p>-17.1479219296186</text:p>
          </table:table-cell>
          <table:table-cell office:value-type="float" office:value="-13.3759957110218" calcext:value-type="float">
            <text:p>-13.3759957110218</text:p>
          </table:table-cell>
          <table:table-cell office:value-type="float" office:value="-37.5630151189523" calcext:value-type="float">
            <text:p>-37.5630151189523</text:p>
          </table:table-cell>
          <table:table-cell office:value-type="float" office:value="23.2728307716596" calcext:value-type="float">
            <text:p>23.2728307716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3406057357788" calcext:value-type="float">
            <text:p>1.13406057357788</text:p>
          </table:table-cell>
          <table:table-cell office:value-type="float" office:value="0.0147744384347276" calcext:value-type="float">
            <text:p>0.014774438434728</text:p>
          </table:table-cell>
          <table:table-cell office:value-type="float" office:value="0.0412868499755859" calcext:value-type="float">
            <text:p>0.041286849975586</text:p>
          </table:table-cell>
          <table:table-cell office:value-type="float" office:value="0.000968646780177199" calcext:value-type="float">
            <text:p>0.000968646780177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70, 'n_estimators': 300}</text:p>
          </table:table-cell>
          <table:table-cell office:value-type="float" office:value="-440.333748688262" calcext:value-type="float">
            <text:p>-440.333748688262</text:p>
          </table:table-cell>
          <table:table-cell office:value-type="float" office:value="-296.400822506182" calcext:value-type="float">
            <text:p>-296.400822506182</text:p>
          </table:table-cell>
          <table:table-cell office:value-type="float" office:value="-83.1753955075054" calcext:value-type="float">
            <text:p>-83.1753955075054</text:p>
          </table:table-cell>
          <table:table-cell office:value-type="float" office:value="-135.973699207876" calcext:value-type="float">
            <text:p>-135.973699207876</text:p>
          </table:table-cell>
          <table:table-cell office:value-type="float" office:value="-103.193209075544" calcext:value-type="float">
            <text:p>-103.193209075544</text:p>
          </table:table-cell>
          <table:table-cell office:value-type="float" office:value="-211.815374997074" calcext:value-type="float">
            <text:p>-211.815374997074</text:p>
          </table:table-cell>
          <table:table-cell office:value-type="float" office:value="136.729165933137" calcext:value-type="float">
            <text:p>136.729165933137</text:p>
          </table:table-cell>
          <table:table-cell office:value-type="float" office:value="10" calcext:value-type="float">
            <text:p>10</text:p>
          </table:table-cell>
          <table:table-cell office:value-type="float" office:value="-79.2155813331841" calcext:value-type="float">
            <text:p>-79.2155813331841</text:p>
          </table:table-cell>
          <table:table-cell office:value-type="float" office:value="-41.6867717974225" calcext:value-type="float">
            <text:p>-41.6867717974225</text:p>
          </table:table-cell>
          <table:table-cell office:value-type="float" office:value="-38.30728753179" calcext:value-type="float">
            <text:p>-38.30728753179</text:p>
          </table:table-cell>
          <table:table-cell office:value-type="float" office:value="-17.0609103258038" calcext:value-type="float">
            <text:p>-17.0609103258038</text:p>
          </table:table-cell>
          <table:table-cell office:value-type="float" office:value="-13.4291746989096" calcext:value-type="float">
            <text:p>-13.4291746989096</text:p>
          </table:table-cell>
          <table:table-cell office:value-type="float" office:value="-37.939945137422" calcext:value-type="float">
            <text:p>-37.939945137422</text:p>
          </table:table-cell>
          <table:table-cell office:value-type="float" office:value="23.4715306530014" calcext:value-type="float">
            <text:p>23.47153065300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5292744636536" calcext:value-type="float">
            <text:p>1.55292744636536</text:p>
          </table:table-cell>
          <table:table-cell office:value-type="float" office:value="0.146096681571337" calcext:value-type="float">
            <text:p>0.146096681571337</text:p>
          </table:table-cell>
          <table:table-cell office:value-type="float" office:value="0.0641523361206055" calcext:value-type="float">
            <text:p>0.064152336120606</text:p>
          </table:table-cell>
          <table:table-cell office:value-type="float" office:value="0.00981383747135103" calcext:value-type="float">
            <text:p>0.009813837471351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100, 'n_estimators': 400}</text:p>
          </table:table-cell>
          <table:table-cell office:value-type="float" office:value="-439.928085137958" calcext:value-type="float">
            <text:p>-439.928085137958</text:p>
          </table:table-cell>
          <table:table-cell office:value-type="float" office:value="-293.553883467084" calcext:value-type="float">
            <text:p>-293.553883467084</text:p>
          </table:table-cell>
          <table:table-cell office:value-type="float" office:value="-84.6622741524563" calcext:value-type="float">
            <text:p>-84.6622741524563</text:p>
          </table:table-cell>
          <table:table-cell office:value-type="float" office:value="-136.63674484903" calcext:value-type="float">
            <text:p>-136.63674484903</text:p>
          </table:table-cell>
          <table:table-cell office:value-type="float" office:value="-104.337725477273" calcext:value-type="float">
            <text:p>-104.337725477273</text:p>
          </table:table-cell>
          <table:table-cell office:value-type="float" office:value="-211.82374261676" calcext:value-type="float">
            <text:p>-211.82374261676</text:p>
          </table:table-cell>
          <table:table-cell office:value-type="float" office:value="135.711292511916" calcext:value-type="float">
            <text:p>135.711292511916</text:p>
          </table:table-cell>
          <table:table-cell office:value-type="float" office:value="11" calcext:value-type="float">
            <text:p>11</text:p>
          </table:table-cell>
          <table:table-cell office:value-type="float" office:value="-78.7377189722529" calcext:value-type="float">
            <text:p>-78.7377189722529</text:p>
          </table:table-cell>
          <table:table-cell office:value-type="float" office:value="-40.9699507593628" calcext:value-type="float">
            <text:p>-40.9699507593628</text:p>
          </table:table-cell>
          <table:table-cell office:value-type="float" office:value="-37.7757656581398" calcext:value-type="float">
            <text:p>-37.7757656581398</text:p>
          </table:table-cell>
          <table:table-cell office:value-type="float" office:value="-17.1156171703519" calcext:value-type="float">
            <text:p>-17.1156171703519</text:p>
          </table:table-cell>
          <table:table-cell office:value-type="float" office:value="-13.3913936932598" calcext:value-type="float">
            <text:p>-13.3913936932598</text:p>
          </table:table-cell>
          <table:table-cell office:value-type="float" office:value="-37.5980892506734" calcext:value-type="float">
            <text:p>-37.5980892506734</text:p>
          </table:table-cell>
          <table:table-cell office:value-type="float" office:value="23.2781697085431" calcext:value-type="float">
            <text:p>23.2781697085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1337761878967" calcext:value-type="float">
            <text:p>1.11337761878967</text:p>
          </table:table-cell>
          <table:table-cell office:value-type="float" office:value="0.0541048390823236" calcext:value-type="float">
            <text:p>0.054104839082324</text:p>
          </table:table-cell>
          <table:table-cell office:value-type="float" office:value="0.0450711727142334" calcext:value-type="float">
            <text:p>0.045071172714233</text:p>
          </table:table-cell>
          <table:table-cell office:value-type="float" office:value="0.00436361524404953" calcext:value-type="float">
            <text:p>0.0043636152440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100, 'n_estimators': 300}</text:p>
          </table:table-cell>
          <table:table-cell office:value-type="float" office:value="-440.145670267627" calcext:value-type="float">
            <text:p>-440.145670267627</text:p>
          </table:table-cell>
          <table:table-cell office:value-type="float" office:value="-293.4395560762" calcext:value-type="float">
            <text:p>-293.4395560762</text:p>
          </table:table-cell>
          <table:table-cell office:value-type="float" office:value="-85.1134214781851" calcext:value-type="float">
            <text:p>-85.1134214781851</text:p>
          </table:table-cell>
          <table:table-cell office:value-type="float" office:value="-136.310508797068" calcext:value-type="float">
            <text:p>-136.310508797068</text:p>
          </table:table-cell>
          <table:table-cell office:value-type="float" office:value="-104.284878530243" calcext:value-type="float">
            <text:p>-104.284878530243</text:p>
          </table:table-cell>
          <table:table-cell office:value-type="float" office:value="-211.858807029865" calcext:value-type="float">
            <text:p>-211.858807029865</text:p>
          </table:table-cell>
          <table:table-cell office:value-type="float" office:value="135.730909345849" calcext:value-type="float">
            <text:p>135.730909345849</text:p>
          </table:table-cell>
          <table:table-cell office:value-type="float" office:value="12" calcext:value-type="float">
            <text:p>12</text:p>
          </table:table-cell>
          <table:table-cell office:value-type="float" office:value="-78.7707438934608" calcext:value-type="float">
            <text:p>-78.7707438934608</text:p>
          </table:table-cell>
          <table:table-cell office:value-type="float" office:value="-40.9771238032243" calcext:value-type="float">
            <text:p>-40.9771238032243</text:p>
          </table:table-cell>
          <table:table-cell office:value-type="float" office:value="-38.064357681238" calcext:value-type="float">
            <text:p>-38.064357681238</text:p>
          </table:table-cell>
          <table:table-cell office:value-type="float" office:value="-17.0966265875323" calcext:value-type="float">
            <text:p>-17.0966265875323</text:p>
          </table:table-cell>
          <table:table-cell office:value-type="float" office:value="-13.4064239314146" calcext:value-type="float">
            <text:p>-13.4064239314146</text:p>
          </table:table-cell>
          <table:table-cell office:value-type="float" office:value="-37.663055179374" calcext:value-type="float">
            <text:p>-37.663055179374</text:p>
          </table:table-cell>
          <table:table-cell office:value-type="float" office:value="23.2909781266423" calcext:value-type="float">
            <text:p>23.2909781266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2328915596008" calcext:value-type="float">
            <text:p>2.52328915596008</text:p>
          </table:table-cell>
          <table:table-cell office:value-type="float" office:value="0.159887324329769" calcext:value-type="float">
            <text:p>0.159887324329769</text:p>
          </table:table-cell>
          <table:table-cell office:value-type="float" office:value="0.0759219169616699" calcext:value-type="float">
            <text:p>0.07592191696167</text:p>
          </table:table-cell>
          <table:table-cell office:value-type="float" office:value="0.00633252345277218" calcext:value-type="float">
            <text:p>0.006332523452772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30, 'n_estimators': 500}</text:p>
          </table:table-cell>
          <table:table-cell office:value-type="float" office:value="-438.902204958159" calcext:value-type="float">
            <text:p>-438.902204958159</text:p>
          </table:table-cell>
          <table:table-cell office:value-type="float" office:value="-294.017909569182" calcext:value-type="float">
            <text:p>-294.017909569182</text:p>
          </table:table-cell>
          <table:table-cell office:value-type="float" office:value="-99.3805472498641" calcext:value-type="float">
            <text:p>-99.3805472498641</text:p>
          </table:table-cell>
          <table:table-cell office:value-type="float" office:value="-137.085631102063" calcext:value-type="float">
            <text:p>-137.085631102063</text:p>
          </table:table-cell>
          <table:table-cell office:value-type="float" office:value="-103.906616071768" calcext:value-type="float">
            <text:p>-103.906616071768</text:p>
          </table:table-cell>
          <table:table-cell office:value-type="float" office:value="-214.658581790207" calcext:value-type="float">
            <text:p>-214.658581790207</text:p>
          </table:table-cell>
          <table:table-cell office:value-type="float" office:value="132.782296465658" calcext:value-type="float">
            <text:p>132.782296465658</text:p>
          </table:table-cell>
          <table:table-cell office:value-type="float" office:value="13" calcext:value-type="float">
            <text:p>13</text:p>
          </table:table-cell>
          <table:table-cell office:value-type="float" office:value="-79.6804653125175" calcext:value-type="float">
            <text:p>-79.6804653125175</text:p>
          </table:table-cell>
          <table:table-cell office:value-type="float" office:value="-41.7652067701082" calcext:value-type="float">
            <text:p>-41.7652067701082</text:p>
          </table:table-cell>
          <table:table-cell office:value-type="float" office:value="-36.4299237497935" calcext:value-type="float">
            <text:p>-36.4299237497935</text:p>
          </table:table-cell>
          <table:table-cell office:value-type="float" office:value="-17.1869980185168" calcext:value-type="float">
            <text:p>-17.1869980185168</text:p>
          </table:table-cell>
          <table:table-cell office:value-type="float" office:value="-13.6754210573786" calcext:value-type="float">
            <text:p>-13.6754210573786</text:p>
          </table:table-cell>
          <table:table-cell office:value-type="float" office:value="-37.7476029816629" calcext:value-type="float">
            <text:p>-37.7476029816629</text:p>
          </table:table-cell>
          <table:table-cell office:value-type="float" office:value="23.5730811777494" calcext:value-type="float">
            <text:p>23.5730811777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0163178443909" calcext:value-type="float">
            <text:p>3.40163178443909</text:p>
          </table:table-cell>
          <table:table-cell office:value-type="float" office:value="0.126933558472891" calcext:value-type="float">
            <text:p>0.126933558472891</text:p>
          </table:table-cell>
          <table:table-cell office:value-type="float" office:value="0.102465534210205" calcext:value-type="float">
            <text:p>0.102465534210205</text:p>
          </table:table-cell>
          <table:table-cell office:value-type="float" office:value="0.0061803917378816" calcext:value-type="float">
            <text:p>0.006180391737882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{'min_samples_leaf': 30, 'n_estimators': 700}</text:p>
          </table:table-cell>
          <table:table-cell office:value-type="float" office:value="-438.874488017869" calcext:value-type="float">
            <text:p>-438.874488017869</text:p>
          </table:table-cell>
          <table:table-cell office:value-type="float" office:value="-293.973537969237" calcext:value-type="float">
            <text:p>-293.973537969237</text:p>
          </table:table-cell>
          <table:table-cell office:value-type="float" office:value="-99.9218311088184" calcext:value-type="float">
            <text:p>-99.9218311088184</text:p>
          </table:table-cell>
          <table:table-cell office:value-type="float" office:value="-137.182572674915" calcext:value-type="float">
            <text:p>-137.182572674915</text:p>
          </table:table-cell>
          <table:table-cell office:value-type="float" office:value="-103.81877072701" calcext:value-type="float">
            <text:p>-103.81877072701</text:p>
          </table:table-cell>
          <table:table-cell office:value-type="float" office:value="-214.75424009957" calcext:value-type="float">
            <text:p>-214.75424009957</text:p>
          </table:table-cell>
          <table:table-cell office:value-type="float" office:value="132.677132007361" calcext:value-type="float">
            <text:p>132.677132007361</text:p>
          </table:table-cell>
          <table:table-cell office:value-type="float" office:value="14" calcext:value-type="float">
            <text:p>14</text:p>
          </table:table-cell>
          <table:table-cell office:value-type="float" office:value="-79.6411638051595" calcext:value-type="float">
            <text:p>-79.6411638051595</text:p>
          </table:table-cell>
          <table:table-cell office:value-type="float" office:value="-41.8501889603443" calcext:value-type="float">
            <text:p>-41.8501889603443</text:p>
          </table:table-cell>
          <table:table-cell office:value-type="float" office:value="-36.4770471586129" calcext:value-type="float">
            <text:p>-36.4770471586129</text:p>
          </table:table-cell>
          <table:table-cell office:value-type="float" office:value="-17.2486345191082" calcext:value-type="float">
            <text:p>-17.2486345191082</text:p>
          </table:table-cell>
          <table:table-cell office:value-type="float" office:value="-13.6562415499409" calcext:value-type="float">
            <text:p>-13.6562415499409</text:p>
          </table:table-cell>
          <table:table-cell office:value-type="float" office:value="-37.7746551986331" calcext:value-type="float">
            <text:p>-37.7746551986331</text:p>
          </table:table-cell>
          <table:table-cell office:value-type="float" office:value="23.5546755733737" calcext:value-type="float">
            <text:p>23.55467557337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2419261932373" calcext:value-type="float">
            <text:p>1.92419261932373</text:p>
          </table:table-cell>
          <table:table-cell office:value-type="float" office:value="0.080739821588334" calcext:value-type="float">
            <text:p>0.080739821588334</text:p>
          </table:table-cell>
          <table:table-cell office:value-type="float" office:value="0.058405065536499" calcext:value-type="float">
            <text:p>0.058405065536499</text:p>
          </table:table-cell>
          <table:table-cell office:value-type="float" office:value="0.00232633147048906" calcext:value-type="float">
            <text:p>0.002326331470489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30, 'n_estimators': 400}</text:p>
          </table:table-cell>
          <table:table-cell office:value-type="float" office:value="-438.847451385641" calcext:value-type="float">
            <text:p>-438.847451385641</text:p>
          </table:table-cell>
          <table:table-cell office:value-type="float" office:value="-294.74345543939" calcext:value-type="float">
            <text:p>-294.74345543939</text:p>
          </table:table-cell>
          <table:table-cell office:value-type="float" office:value="-99.9178469429733" calcext:value-type="float">
            <text:p>-99.9178469429733</text:p>
          </table:table-cell>
          <table:table-cell office:value-type="float" office:value="-137.082474746647" calcext:value-type="float">
            <text:p>-137.082474746647</text:p>
          </table:table-cell>
          <table:table-cell office:value-type="float" office:value="-103.748923488029" calcext:value-type="float">
            <text:p>-103.748923488029</text:p>
          </table:table-cell>
          <table:table-cell office:value-type="float" office:value="-214.868030400536" calcext:value-type="float">
            <text:p>-214.868030400536</text:p>
          </table:table-cell>
          <table:table-cell office:value-type="float" office:value="132.784379967152" calcext:value-type="float">
            <text:p>132.784379967152</text:p>
          </table:table-cell>
          <table:table-cell office:value-type="float" office:value="15" calcext:value-type="float">
            <text:p>15</text:p>
          </table:table-cell>
          <table:table-cell office:value-type="float" office:value="-79.6893960188094" calcext:value-type="float">
            <text:p>-79.6893960188094</text:p>
          </table:table-cell>
          <table:table-cell office:value-type="float" office:value="-41.9030739871428" calcext:value-type="float">
            <text:p>-41.9030739871428</text:p>
          </table:table-cell>
          <table:table-cell office:value-type="float" office:value="-36.4963823488225" calcext:value-type="float">
            <text:p>-36.4963823488225</text:p>
          </table:table-cell>
          <table:table-cell office:value-type="float" office:value="-17.2016449267416" calcext:value-type="float">
            <text:p>-17.2016449267416</text:p>
          </table:table-cell>
          <table:table-cell office:value-type="float" office:value="-13.7080045689561" calcext:value-type="float">
            <text:p>-13.7080045689561</text:p>
          </table:table-cell>
          <table:table-cell office:value-type="float" office:value="-37.7997003700945" calcext:value-type="float">
            <text:p>-37.7997003700945</text:p>
          </table:table-cell>
          <table:table-cell office:value-type="float" office:value="23.5710526242239" calcext:value-type="float">
            <text:p>23.57105262422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9072542190552" calcext:value-type="float">
            <text:p>1.49072542190552</text:p>
          </table:table-cell>
          <table:table-cell office:value-type="float" office:value="0.0856718897391022" calcext:value-type="float">
            <text:p>0.085671889739102</text:p>
          </table:table-cell>
          <table:table-cell office:value-type="float" office:value="0.044072437286377" calcext:value-type="float">
            <text:p>0.044072437286377</text:p>
          </table:table-cell>
          <table:table-cell office:value-type="float" office:value="0.00167247413215446" calcext:value-type="float">
            <text:p>0.001672474132154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30, 'n_estimators': 300}</text:p>
          </table:table-cell>
          <table:table-cell office:value-type="float" office:value="-439.083308127908" calcext:value-type="float">
            <text:p>-439.083308127908</text:p>
          </table:table-cell>
          <table:table-cell office:value-type="float" office:value="-294.875803430079" calcext:value-type="float">
            <text:p>-294.875803430079</text:p>
          </table:table-cell>
          <table:table-cell office:value-type="float" office:value="-102.530789659338" calcext:value-type="float">
            <text:p>-102.530789659338</text:p>
          </table:table-cell>
          <table:table-cell office:value-type="float" office:value="-136.92071445415" calcext:value-type="float">
            <text:p>-136.92071445415</text:p>
          </table:table-cell>
          <table:table-cell office:value-type="float" office:value="-103.891118775908" calcext:value-type="float">
            <text:p>-103.891118775908</text:p>
          </table:table-cell>
          <table:table-cell office:value-type="float" office:value="-215.460346889476" calcext:value-type="float">
            <text:p>-215.460346889476</text:p>
          </table:table-cell>
          <table:table-cell office:value-type="float" office:value="132.426051026017" calcext:value-type="float">
            <text:p>132.426051026017</text:p>
          </table:table-cell>
          <table:table-cell office:value-type="float" office:value="16" calcext:value-type="float">
            <text:p>16</text:p>
          </table:table-cell>
          <table:table-cell office:value-type="float" office:value="-79.7176174448205" calcext:value-type="float">
            <text:p>-79.7176174448205</text:p>
          </table:table-cell>
          <table:table-cell office:value-type="float" office:value="-42.061227620665" calcext:value-type="float">
            <text:p>-42.061227620665</text:p>
          </table:table-cell>
          <table:table-cell office:value-type="float" office:value="-36.8084265576192" calcext:value-type="float">
            <text:p>-36.8084265576192</text:p>
          </table:table-cell>
          <table:table-cell office:value-type="float" office:value="-17.236993221204" calcext:value-type="float">
            <text:p>-17.236993221204</text:p>
          </table:table-cell>
          <table:table-cell office:value-type="float" office:value="-13.7011624209149" calcext:value-type="float">
            <text:p>-13.7011624209149</text:p>
          </table:table-cell>
          <table:table-cell office:value-type="float" office:value="-37.9050854530447" calcext:value-type="float">
            <text:p>-37.9050854530447</text:p>
          </table:table-cell>
          <table:table-cell office:value-type="float" office:value="23.578651092303" calcext:value-type="float">
            <text:p>23.5786510923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714319229126" calcext:value-type="float">
            <text:p>2.6714319229126</text:p>
          </table:table-cell>
          <table:table-cell office:value-type="float" office:value="0.0612775726590501" calcext:value-type="float">
            <text:p>0.06127757265905</text:p>
          </table:table-cell>
          <table:table-cell office:value-type="float" office:value="0.0851335525512695" calcext:value-type="float">
            <text:p>0.08513355255127</text:p>
          </table:table-cell>
          <table:table-cell office:value-type="float" office:value="0.00896508915711932" calcext:value-type="float">
            <text:p>0.008965089157119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20, 'n_estimators': 500}</text:p>
          </table:table-cell>
          <table:table-cell office:value-type="float" office:value="-438.167094575782" calcext:value-type="float">
            <text:p>-438.167094575782</text:p>
          </table:table-cell>
          <table:table-cell office:value-type="float" office:value="-293.829143335667" calcext:value-type="float">
            <text:p>-293.829143335667</text:p>
          </table:table-cell>
          <table:table-cell office:value-type="float" office:value="-125.59989801062" calcext:value-type="float">
            <text:p>-125.59989801062</text:p>
          </table:table-cell>
          <table:table-cell office:value-type="float" office:value="-137.157357427551" calcext:value-type="float">
            <text:p>-137.157357427551</text:p>
          </table:table-cell>
          <table:table-cell office:value-type="float" office:value="-105.130584292283" calcext:value-type="float">
            <text:p>-105.130584292283</text:p>
          </table:table-cell>
          <table:table-cell office:value-type="float" office:value="-219.97681552838" calcext:value-type="float">
            <text:p>-219.97681552838</text:p>
          </table:table-cell>
          <table:table-cell office:value-type="float" office:value="128.075669994533" calcext:value-type="float">
            <text:p>128.075669994533</text:p>
          </table:table-cell>
          <table:table-cell office:value-type="float" office:value="17" calcext:value-type="float">
            <text:p>17</text:p>
          </table:table-cell>
          <table:table-cell office:value-type="float" office:value="-79.8071627159622" calcext:value-type="float">
            <text:p>-79.8071627159622</text:p>
          </table:table-cell>
          <table:table-cell office:value-type="float" office:value="-41.9719497360575" calcext:value-type="float">
            <text:p>-41.9719497360575</text:p>
          </table:table-cell>
          <table:table-cell office:value-type="float" office:value="-38.7466689922338" calcext:value-type="float">
            <text:p>-38.7466689922338</text:p>
          </table:table-cell>
          <table:table-cell office:value-type="float" office:value="-17.4048335460761" calcext:value-type="float">
            <text:p>-17.4048335460761</text:p>
          </table:table-cell>
          <table:table-cell office:value-type="float" office:value="-13.5930005860243" calcext:value-type="float">
            <text:p>-13.5930005860243</text:p>
          </table:table-cell>
          <table:table-cell office:value-type="float" office:value="-38.3047231152708" calcext:value-type="float">
            <text:p>-38.3047231152708</text:p>
          </table:table-cell>
          <table:table-cell office:value-type="float" office:value="23.5947916897879" calcext:value-type="float">
            <text:p>23.59479168978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2654466629028" calcext:value-type="float">
            <text:p>2.02654466629028</text:p>
          </table:table-cell>
          <table:table-cell office:value-type="float" office:value="0.0175340670380475" calcext:value-type="float">
            <text:p>0.017534067038048</text:p>
          </table:table-cell>
          <table:table-cell office:value-type="float" office:value="0.0605113506317139" calcext:value-type="float">
            <text:p>0.060511350631714</text:p>
          </table:table-cell>
          <table:table-cell office:value-type="float" office:value="0.00518447381559684" calcext:value-type="float">
            <text:p>0.005184473815597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20, 'n_estimators': 400}</text:p>
          </table:table-cell>
          <table:table-cell office:value-type="float" office:value="-438.313042892456" calcext:value-type="float">
            <text:p>-438.313042892456</text:p>
          </table:table-cell>
          <table:table-cell office:value-type="float" office:value="-294.420149358116" calcext:value-type="float">
            <text:p>-294.420149358116</text:p>
          </table:table-cell>
          <table:table-cell office:value-type="float" office:value="-125.167825463464" calcext:value-type="float">
            <text:p>-125.167825463464</text:p>
          </table:table-cell>
          <table:table-cell office:value-type="float" office:value="-137.148882460958" calcext:value-type="float">
            <text:p>-137.148882460958</text:p>
          </table:table-cell>
          <table:table-cell office:value-type="float" office:value="-105.109393866851" calcext:value-type="float">
            <text:p>-105.109393866851</text:p>
          </table:table-cell>
          <table:table-cell office:value-type="float" office:value="-220.031858808369" calcext:value-type="float">
            <text:p>-220.031858808369</text:p>
          </table:table-cell>
          <table:table-cell office:value-type="float" office:value="128.26241743782" calcext:value-type="float">
            <text:p>128.26241743782</text:p>
          </table:table-cell>
          <table:table-cell office:value-type="float" office:value="18" calcext:value-type="float">
            <text:p>18</text:p>
          </table:table-cell>
          <table:table-cell office:value-type="float" office:value="-79.813432070952" calcext:value-type="float">
            <text:p>-79.813432070952</text:p>
          </table:table-cell>
          <table:table-cell office:value-type="float" office:value="-42.1039048639115" calcext:value-type="float">
            <text:p>-42.1039048639115</text:p>
          </table:table-cell>
          <table:table-cell office:value-type="float" office:value="-38.9117365681014" calcext:value-type="float">
            <text:p>-38.9117365681014</text:p>
          </table:table-cell>
          <table:table-cell office:value-type="float" office:value="-17.4079907367354" calcext:value-type="float">
            <text:p>-17.4079907367354</text:p>
          </table:table-cell>
          <table:table-cell office:value-type="float" office:value="-13.6059540410414" calcext:value-type="float">
            <text:p>-13.6059540410414</text:p>
          </table:table-cell>
          <table:table-cell office:value-type="float" office:value="-38.3686036561483" calcext:value-type="float">
            <text:p>-38.3686036561483</text:p>
          </table:table-cell>
          <table:table-cell office:value-type="float" office:value="23.5985481787473" calcext:value-type="float">
            <text:p>23.59854817874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2967214584351" calcext:value-type="float">
            <text:p>3.72967214584351</text:p>
          </table:table-cell>
          <table:table-cell office:value-type="float" office:value="0.0820210523747876" calcext:value-type="float">
            <text:p>0.082021052374788</text:p>
          </table:table-cell>
          <table:table-cell office:value-type="float" office:value="0.135097694396973" calcext:value-type="float">
            <text:p>0.135097694396973</text:p>
          </table:table-cell>
          <table:table-cell office:value-type="float" office:value="0.0307025543654674" calcext:value-type="float">
            <text:p>0.030702554365467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{'min_samples_leaf': 20, 'n_estimators': 700}</text:p>
          </table:table-cell>
          <table:table-cell office:value-type="float" office:value="-438.526748548795" calcext:value-type="float">
            <text:p>-438.526748548795</text:p>
          </table:table-cell>
          <table:table-cell office:value-type="float" office:value="-294.014746926826" calcext:value-type="float">
            <text:p>-294.014746926826</text:p>
          </table:table-cell>
          <table:table-cell office:value-type="float" office:value="-126.720762590619" calcext:value-type="float">
            <text:p>-126.720762590619</text:p>
          </table:table-cell>
          <table:table-cell office:value-type="float" office:value="-137.383053555384" calcext:value-type="float">
            <text:p>-137.383053555384</text:p>
          </table:table-cell>
          <table:table-cell office:value-type="float" office:value="-105.078455381496" calcext:value-type="float">
            <text:p>-105.078455381496</text:p>
          </table:table-cell>
          <table:table-cell office:value-type="float" office:value="-220.344753400624" calcext:value-type="float">
            <text:p>-220.344753400624</text:p>
          </table:table-cell>
          <table:table-cell office:value-type="float" office:value="128.035202743953" calcext:value-type="float">
            <text:p>128.035202743953</text:p>
          </table:table-cell>
          <table:table-cell office:value-type="float" office:value="19" calcext:value-type="float">
            <text:p>19</text:p>
          </table:table-cell>
          <table:table-cell office:value-type="float" office:value="-79.7661447756473" calcext:value-type="float">
            <text:p>-79.7661447756473</text:p>
          </table:table-cell>
          <table:table-cell office:value-type="float" office:value="-42.0235444047561" calcext:value-type="float">
            <text:p>-42.0235444047561</text:p>
          </table:table-cell>
          <table:table-cell office:value-type="float" office:value="-38.7530807535927" calcext:value-type="float">
            <text:p>-38.7530807535927</text:p>
          </table:table-cell>
          <table:table-cell office:value-type="float" office:value="-17.4641402518858" calcext:value-type="float">
            <text:p>-17.4641402518858</text:p>
          </table:table-cell>
          <table:table-cell office:value-type="float" office:value="-13.5951988096821" calcext:value-type="float">
            <text:p>-13.5951988096821</text:p>
          </table:table-cell>
          <table:table-cell office:value-type="float" office:value="-38.3204217991128" calcext:value-type="float">
            <text:p>-38.3204217991128</text:p>
          </table:table-cell>
          <table:table-cell office:value-type="float" office:value="23.5710389915474" calcext:value-type="float">
            <text:p>23.57103899154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2515897750855" calcext:value-type="float">
            <text:p>1.52515897750855</text:p>
          </table:table-cell>
          <table:table-cell office:value-type="float" office:value="0.0354380055729974" calcext:value-type="float">
            <text:p>0.035438005572997</text:p>
          </table:table-cell>
          <table:table-cell office:value-type="float" office:value="0.0430105209350586" calcext:value-type="float">
            <text:p>0.043010520935059</text:p>
          </table:table-cell>
          <table:table-cell office:value-type="float" office:value="0.000560341312607729" calcext:value-type="float">
            <text:p>0.000560341312608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20, 'n_estimators': 300}</text:p>
          </table:table-cell>
          <table:table-cell office:value-type="float" office:value="-438.671354332741" calcext:value-type="float">
            <text:p>-438.671354332741</text:p>
          </table:table-cell>
          <table:table-cell office:value-type="float" office:value="-294.952861488428" calcext:value-type="float">
            <text:p>-294.952861488428</text:p>
          </table:table-cell>
          <table:table-cell office:value-type="float" office:value="-129.406944299609" calcext:value-type="float">
            <text:p>-129.406944299609</text:p>
          </table:table-cell>
          <table:table-cell office:value-type="float" office:value="-137.495201762018" calcext:value-type="float">
            <text:p>-137.495201762018</text:p>
          </table:table-cell>
          <table:table-cell office:value-type="float" office:value="-104.858195199042" calcext:value-type="float">
            <text:p>-104.858195199042</text:p>
          </table:table-cell>
          <table:table-cell office:value-type="float" office:value="-221.076911416368" calcext:value-type="float">
            <text:p>-221.076911416368</text:p>
          </table:table-cell>
          <table:table-cell office:value-type="float" office:value="127.828848579866" calcext:value-type="float">
            <text:p>127.828848579866</text:p>
          </table:table-cell>
          <table:table-cell office:value-type="float" office:value="20" calcext:value-type="float">
            <text:p>20</text:p>
          </table:table-cell>
          <table:table-cell office:value-type="float" office:value="-79.8378864926868" calcext:value-type="float">
            <text:p>-79.8378864926868</text:p>
          </table:table-cell>
          <table:table-cell office:value-type="float" office:value="-42.3016816743887" calcext:value-type="float">
            <text:p>-42.3016816743887</text:p>
          </table:table-cell>
          <table:table-cell office:value-type="float" office:value="-39.4798398501134" calcext:value-type="float">
            <text:p>-39.4798398501134</text:p>
          </table:table-cell>
          <table:table-cell office:value-type="float" office:value="-17.4112689730548" calcext:value-type="float">
            <text:p>-17.4112689730548</text:p>
          </table:table-cell>
          <table:table-cell office:value-type="float" office:value="-13.6198953980732" calcext:value-type="float">
            <text:p>-13.6198953980732</text:p>
          </table:table-cell>
          <table:table-cell office:value-type="float" office:value="-38.5301144776634" calcext:value-type="float">
            <text:p>-38.5301144776634</text:p>
          </table:table-cell>
          <table:table-cell office:value-type="float" office:value="23.6134850299076" calcext:value-type="float">
            <text:p>23.6134850299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6137938499451" calcext:value-type="float">
            <text:p>2.76137938499451</text:p>
          </table:table-cell>
          <table:table-cell office:value-type="float" office:value="0.0630271715815934" calcext:value-type="float">
            <text:p>0.063027171581594</text:p>
          </table:table-cell>
          <table:table-cell office:value-type="float" office:value="0.0718663692474365" calcext:value-type="float">
            <text:p>0.071866369247437</text:p>
          </table:table-cell>
          <table:table-cell office:value-type="float" office:value="0.000586596102669999" calcext:value-type="float">
            <text:p>0.00058659610267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15, 'n_estimators': 500}</text:p>
          </table:table-cell>
          <table:table-cell office:value-type="float" office:value="-438.040235956722" calcext:value-type="float">
            <text:p>-438.040235956722</text:p>
          </table:table-cell>
          <table:table-cell office:value-type="float" office:value="-294.350826475883" calcext:value-type="float">
            <text:p>-294.350826475883</text:p>
          </table:table-cell>
          <table:table-cell office:value-type="float" office:value="-133.802112600477" calcext:value-type="float">
            <text:p>-133.802112600477</text:p>
          </table:table-cell>
          <table:table-cell office:value-type="float" office:value="-137.301520179185" calcext:value-type="float">
            <text:p>-137.301520179185</text:p>
          </table:table-cell>
          <table:table-cell office:value-type="float" office:value="-105.631713091254" calcext:value-type="float">
            <text:p>-105.631713091254</text:p>
          </table:table-cell>
          <table:table-cell office:value-type="float" office:value="-221.825281660704" calcext:value-type="float">
            <text:p>-221.825281660704</text:p>
          </table:table-cell>
          <table:table-cell office:value-type="float" office:value="126.808636169041" calcext:value-type="float">
            <text:p>126.808636169041</text:p>
          </table:table-cell>
          <table:table-cell office:value-type="float" office:value="21" calcext:value-type="float">
            <text:p>21</text:p>
          </table:table-cell>
          <table:table-cell office:value-type="float" office:value="-79.9824352736241" calcext:value-type="float">
            <text:p>-79.9824352736241</text:p>
          </table:table-cell>
          <table:table-cell office:value-type="float" office:value="-42.2267171223256" calcext:value-type="float">
            <text:p>-42.2267171223256</text:p>
          </table:table-cell>
          <table:table-cell office:value-type="float" office:value="-39.1489045213397" calcext:value-type="float">
            <text:p>-39.1489045213397</text:p>
          </table:table-cell>
          <table:table-cell office:value-type="float" office:value="-17.475188955491" calcext:value-type="float">
            <text:p>-17.475188955491</text:p>
          </table:table-cell>
          <table:table-cell office:value-type="float" office:value="-13.6541817188706" calcext:value-type="float">
            <text:p>-13.6541817188706</text:p>
          </table:table-cell>
          <table:table-cell office:value-type="float" office:value="-38.4974855183302" calcext:value-type="float">
            <text:p>-38.4974855183302</text:p>
          </table:table-cell>
          <table:table-cell office:value-type="float" office:value="23.640893670592" calcext:value-type="float">
            <text:p>23.6408936705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2048316001892" calcext:value-type="float">
            <text:p>3.82048316001892</text:p>
          </table:table-cell>
          <table:table-cell office:value-type="float" office:value="0.0693026864335715" calcext:value-type="float">
            <text:p>0.069302686433572</text:p>
          </table:table-cell>
          <table:table-cell office:value-type="float" office:value="0.10111575126648" calcext:value-type="float">
            <text:p>0.10111575126648</text:p>
          </table:table-cell>
          <table:table-cell office:value-type="float" office:value="0.00157710310981143" calcext:value-type="float">
            <text:p>0.001577103109811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{'min_samples_leaf': 15, 'n_estimators': 700}</text:p>
          </table:table-cell>
          <table:table-cell office:value-type="float" office:value="-438.383390526876" calcext:value-type="float">
            <text:p>-438.383390526876</text:p>
          </table:table-cell>
          <table:table-cell office:value-type="float" office:value="-294.466388768258" calcext:value-type="float">
            <text:p>-294.466388768258</text:p>
          </table:table-cell>
          <table:table-cell office:value-type="float" office:value="-134.058352730186" calcext:value-type="float">
            <text:p>-134.058352730186</text:p>
          </table:table-cell>
          <table:table-cell office:value-type="float" office:value="-137.297073112508" calcext:value-type="float">
            <text:p>-137.297073112508</text:p>
          </table:table-cell>
          <table:table-cell office:value-type="float" office:value="-105.501411055736" calcext:value-type="float">
            <text:p>-105.501411055736</text:p>
          </table:table-cell>
          <table:table-cell office:value-type="float" office:value="-221.941323238713" calcext:value-type="float">
            <text:p>-221.941323238713</text:p>
          </table:table-cell>
          <table:table-cell office:value-type="float" office:value="126.927831743907" calcext:value-type="float">
            <text:p>126.927831743907</text:p>
          </table:table-cell>
          <table:table-cell office:value-type="float" office:value="22" calcext:value-type="float">
            <text:p>22</text:p>
          </table:table-cell>
          <table:table-cell office:value-type="float" office:value="-79.9624968244918" calcext:value-type="float">
            <text:p>-79.9624968244918</text:p>
          </table:table-cell>
          <table:table-cell office:value-type="float" office:value="-42.3479953611281" calcext:value-type="float">
            <text:p>-42.3479953611281</text:p>
          </table:table-cell>
          <table:table-cell office:value-type="float" office:value="-39.1004348609134" calcext:value-type="float">
            <text:p>-39.1004348609134</text:p>
          </table:table-cell>
          <table:table-cell office:value-type="float" office:value="-17.5087663787926" calcext:value-type="float">
            <text:p>-17.5087663787926</text:p>
          </table:table-cell>
          <table:table-cell office:value-type="float" office:value="-13.6509750871039" calcext:value-type="float">
            <text:p>-13.6509750871039</text:p>
          </table:table-cell>
          <table:table-cell office:value-type="float" office:value="-38.514133702486" calcext:value-type="float">
            <text:p>-38.514133702486</text:p>
          </table:table-cell>
          <table:table-cell office:value-type="float" office:value="23.6322286824437" calcext:value-type="float">
            <text:p>23.63222868244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2710881233215" calcext:value-type="float">
            <text:p>2.22710881233215</text:p>
          </table:table-cell>
          <table:table-cell office:value-type="float" office:value="0.0457168891488701" calcext:value-type="float">
            <text:p>0.04571688914887</text:p>
          </table:table-cell>
          <table:table-cell office:value-type="float" office:value="0.0665859222412109" calcext:value-type="float">
            <text:p>0.066585922241211</text:p>
          </table:table-cell>
          <table:table-cell office:value-type="float" office:value="0.0174902634850307" calcext:value-type="float">
            <text:p>0.017490263485031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15, 'n_estimators': 400}</text:p>
          </table:table-cell>
          <table:table-cell office:value-type="float" office:value="-438.321874630427" calcext:value-type="float">
            <text:p>-438.321874630427</text:p>
          </table:table-cell>
          <table:table-cell office:value-type="float" office:value="-295.080356181643" calcext:value-type="float">
            <text:p>-295.080356181643</text:p>
          </table:table-cell>
          <table:table-cell office:value-type="float" office:value="-134.870339136718" calcext:value-type="float">
            <text:p>-134.870339136718</text:p>
          </table:table-cell>
          <table:table-cell office:value-type="float" office:value="-137.059673305068" calcext:value-type="float">
            <text:p>-137.059673305068</text:p>
          </table:table-cell>
          <table:table-cell office:value-type="float" office:value="-105.624252775387" calcext:value-type="float">
            <text:p>-105.624252775387</text:p>
          </table:table-cell>
          <table:table-cell office:value-type="float" office:value="-222.191299205849" calcext:value-type="float">
            <text:p>-222.191299205849</text:p>
          </table:table-cell>
          <table:table-cell office:value-type="float" office:value="126.874316053019" calcext:value-type="float">
            <text:p>126.874316053019</text:p>
          </table:table-cell>
          <table:table-cell office:value-type="float" office:value="23" calcext:value-type="float">
            <text:p>23</text:p>
          </table:table-cell>
          <table:table-cell office:value-type="float" office:value="-79.991216259517" calcext:value-type="float">
            <text:p>-79.991216259517</text:p>
          </table:table-cell>
          <table:table-cell office:value-type="float" office:value="-42.3437055490738" calcext:value-type="float">
            <text:p>-42.3437055490738</text:p>
          </table:table-cell>
          <table:table-cell office:value-type="float" office:value="-39.2055891213521" calcext:value-type="float">
            <text:p>-39.2055891213521</text:p>
          </table:table-cell>
          <table:table-cell office:value-type="float" office:value="-17.4637371255059" calcext:value-type="float">
            <text:p>-17.4637371255059</text:p>
          </table:table-cell>
          <table:table-cell office:value-type="float" office:value="-13.6848408536731" calcext:value-type="float">
            <text:p>-13.6848408536731</text:p>
          </table:table-cell>
          <table:table-cell office:value-type="float" office:value="-38.5378177818244" calcext:value-type="float">
            <text:p>-38.5378177818244</text:p>
          </table:table-cell>
          <table:table-cell office:value-type="float" office:value="23.6436134434202" calcext:value-type="float">
            <text:p>23.64361344342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637845993042" calcext:value-type="float">
            <text:p>1.7637845993042</text:p>
          </table:table-cell>
          <table:table-cell office:value-type="float" office:value="0.0576387411249601" calcext:value-type="float">
            <text:p>0.05763874112496</text:p>
          </table:table-cell>
          <table:table-cell office:value-type="float" office:value="0.0464657783508301" calcext:value-type="float">
            <text:p>0.04646577835083</text:p>
          </table:table-cell>
          <table:table-cell office:value-type="float" office:value="0.006171312197814" calcext:value-type="float">
            <text:p>0.006171312197814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15, 'n_estimators': 300}</text:p>
          </table:table-cell>
          <table:table-cell office:value-type="float" office:value="-438.494714566713" calcext:value-type="float">
            <text:p>-438.494714566713</text:p>
          </table:table-cell>
          <table:table-cell office:value-type="float" office:value="-295.46528873962" calcext:value-type="float">
            <text:p>-295.46528873962</text:p>
          </table:table-cell>
          <table:table-cell office:value-type="float" office:value="-140.704422632373" calcext:value-type="float">
            <text:p>-140.704422632373</text:p>
          </table:table-cell>
          <table:table-cell office:value-type="float" office:value="-137.505482520179" calcext:value-type="float">
            <text:p>-137.505482520179</text:p>
          </table:table-cell>
          <table:table-cell office:value-type="float" office:value="-105.492049291324" calcext:value-type="float">
            <text:p>-105.492049291324</text:p>
          </table:table-cell>
          <table:table-cell office:value-type="float" office:value="-223.532391550042" calcext:value-type="float">
            <text:p>-223.532391550042</text:p>
          </table:table-cell>
          <table:table-cell office:value-type="float" office:value="126.156859446979" calcext:value-type="float">
            <text:p>126.156859446979</text:p>
          </table:table-cell>
          <table:table-cell office:value-type="float" office:value="24" calcext:value-type="float">
            <text:p>24</text:p>
          </table:table-cell>
          <table:table-cell office:value-type="float" office:value="-79.9559762466272" calcext:value-type="float">
            <text:p>-79.9559762466272</text:p>
          </table:table-cell>
          <table:table-cell office:value-type="float" office:value="-42.5435063131006" calcext:value-type="float">
            <text:p>-42.5435063131006</text:p>
          </table:table-cell>
          <table:table-cell office:value-type="float" office:value="-39.7277862476141" calcext:value-type="float">
            <text:p>-39.7277862476141</text:p>
          </table:table-cell>
          <table:table-cell office:value-type="float" office:value="-17.5156924486823" calcext:value-type="float">
            <text:p>-17.5156924486823</text:p>
          </table:table-cell>
          <table:table-cell office:value-type="float" office:value="-13.7332017249675" calcext:value-type="float">
            <text:p>-13.7332017249675</text:p>
          </table:table-cell>
          <table:table-cell office:value-type="float" office:value="-38.6952325961983" calcext:value-type="float">
            <text:p>-38.6952325961983</text:p>
          </table:table-cell>
          <table:table-cell office:value-type="float" office:value="23.622024681666" calcext:value-type="float">
            <text:p>23.6220246816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3884510993958" calcext:value-type="float">
            <text:p>4.53884510993958</text:p>
          </table:table-cell>
          <table:table-cell office:value-type="float" office:value="0.147659376415306" calcext:value-type="float">
            <text:p>0.147659376415306</text:p>
          </table:table-cell>
          <table:table-cell office:value-type="float" office:value="0.105673551559448" calcext:value-type="float">
            <text:p>0.105673551559448</text:p>
          </table:table-cell>
          <table:table-cell office:value-type="float" office:value="0.00321731606817707" calcext:value-type="float">
            <text:p>0.003217316068177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{'min_samples_leaf': 10, 'n_estimators': 700}</text:p>
          </table:table-cell>
          <table:table-cell office:value-type="float" office:value="-437.621479335022" calcext:value-type="float">
            <text:p>-437.621479335022</text:p>
          </table:table-cell>
          <table:table-cell office:value-type="float" office:value="-294.583864461979" calcext:value-type="float">
            <text:p>-294.583864461979</text:p>
          </table:table-cell>
          <table:table-cell office:value-type="float" office:value="-143.511150268989" calcext:value-type="float">
            <text:p>-143.511150268989</text:p>
          </table:table-cell>
          <table:table-cell office:value-type="float" office:value="-136.354547731734" calcext:value-type="float">
            <text:p>-136.354547731734</text:p>
          </table:table-cell>
          <table:table-cell office:value-type="float" office:value="-105.904442002489" calcext:value-type="float">
            <text:p>-105.904442002489</text:p>
          </table:table-cell>
          <table:table-cell office:value-type="float" office:value="-223.595096760043" calcext:value-type="float">
            <text:p>-223.595096760043</text:p>
          </table:table-cell>
          <table:table-cell office:value-type="float" office:value="125.476802378428" calcext:value-type="float">
            <text:p>125.476802378428</text:p>
          </table:table-cell>
          <table:table-cell office:value-type="float" office:value="25" calcext:value-type="float">
            <text:p>25</text:p>
          </table:table-cell>
          <table:table-cell office:value-type="float" office:value="-80.240126820267" calcext:value-type="float">
            <text:p>-80.240126820267</text:p>
          </table:table-cell>
          <table:table-cell office:value-type="float" office:value="-42.6547972593971" calcext:value-type="float">
            <text:p>-42.6547972593971</text:p>
          </table:table-cell>
          <table:table-cell office:value-type="float" office:value="-39.0825829627374" calcext:value-type="float">
            <text:p>-39.0825829627374</text:p>
          </table:table-cell>
          <table:table-cell office:value-type="float" office:value="-17.7101090835701" calcext:value-type="float">
            <text:p>-17.7101090835701</text:p>
          </table:table-cell>
          <table:table-cell office:value-type="float" office:value="-13.5393052755426" calcext:value-type="float">
            <text:p>-13.5393052755426</text:p>
          </table:table-cell>
          <table:table-cell office:value-type="float" office:value="-38.6453842803028" calcext:value-type="float">
            <text:p>-38.6453842803028</text:p>
          </table:table-cell>
          <table:table-cell office:value-type="float" office:value="23.7275792808577" calcext:value-type="float">
            <text:p>23.72757928085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48485221862793" calcext:value-type="float">
            <text:p>2.48485221862793</text:p>
          </table:table-cell>
          <table:table-cell office:value-type="float" office:value="0.131642987565921" calcext:value-type="float">
            <text:p>0.131642987565921</text:p>
          </table:table-cell>
          <table:table-cell office:value-type="float" office:value="0.0717002391815185" calcext:value-type="float">
            <text:p>0.071700239181519</text:p>
          </table:table-cell>
          <table:table-cell office:value-type="float" office:value="0.0130016197090167" calcext:value-type="float">
            <text:p>0.013001619709017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{'min_samples_leaf': 10, 'n_estimators': 400}</text:p>
          </table:table-cell>
          <table:table-cell office:value-type="float" office:value="-437.626695531336" calcext:value-type="float">
            <text:p>-437.626695531336</text:p>
          </table:table-cell>
          <table:table-cell office:value-type="float" office:value="-294.326197203914" calcext:value-type="float">
            <text:p>-294.326197203914</text:p>
          </table:table-cell>
          <table:table-cell office:value-type="float" office:value="-145.006153631803" calcext:value-type="float">
            <text:p>-145.006153631803</text:p>
          </table:table-cell>
          <table:table-cell office:value-type="float" office:value="-135.90422672748" calcext:value-type="float">
            <text:p>-135.90422672748</text:p>
          </table:table-cell>
          <table:table-cell office:value-type="float" office:value="-105.898858628656" calcext:value-type="float">
            <text:p>-105.898858628656</text:p>
          </table:table-cell>
          <table:table-cell office:value-type="float" office:value="-223.752426344638" calcext:value-type="float">
            <text:p>-223.752426344638</text:p>
          </table:table-cell>
          <table:table-cell office:value-type="float" office:value="125.324064104997" calcext:value-type="float">
            <text:p>125.324064104997</text:p>
          </table:table-cell>
          <table:table-cell office:value-type="float" office:value="26" calcext:value-type="float">
            <text:p>26</text:p>
          </table:table-cell>
          <table:table-cell office:value-type="float" office:value="-80.2898308744535" calcext:value-type="float">
            <text:p>-80.2898308744535</text:p>
          </table:table-cell>
          <table:table-cell office:value-type="float" office:value="-42.5307357660787" calcext:value-type="float">
            <text:p>-42.5307357660787</text:p>
          </table:table-cell>
          <table:table-cell office:value-type="float" office:value="-39.0960241261168" calcext:value-type="float">
            <text:p>-39.0960241261168</text:p>
          </table:table-cell>
          <table:table-cell office:value-type="float" office:value="-17.6266071238771" calcext:value-type="float">
            <text:p>-17.6266071238771</text:p>
          </table:table-cell>
          <table:table-cell office:value-type="float" office:value="-13.5974013100073" calcext:value-type="float">
            <text:p>-13.5974013100073</text:p>
          </table:table-cell>
          <table:table-cell office:value-type="float" office:value="-38.6281198401067" calcext:value-type="float">
            <text:p>-38.6281198401067</text:p>
          </table:table-cell>
          <table:table-cell office:value-type="float" office:value="23.7434113736799" calcext:value-type="float">
            <text:p>23.74341137367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22905216217041" calcext:value-type="float">
            <text:p>3.22905216217041</text:p>
          </table:table-cell>
          <table:table-cell office:value-type="float" office:value="0.0967648834325381" calcext:value-type="float">
            <text:p>0.096764883432538</text:p>
          </table:table-cell>
          <table:table-cell office:value-type="float" office:value="0.0753027439117432" calcext:value-type="float">
            <text:p>0.075302743911743</text:p>
          </table:table-cell>
          <table:table-cell office:value-type="float" office:value="0.0018878925157375" calcext:value-type="float">
            <text:p>0.001887892515738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{'min_samples_leaf': 10, 'n_estimators': 500}</text:p>
          </table:table-cell>
          <table:table-cell office:value-type="float" office:value="-437.470316120865" calcext:value-type="float">
            <text:p>-437.470316120865</text:p>
          </table:table-cell>
          <table:table-cell office:value-type="float" office:value="-294.479768130717" calcext:value-type="float">
            <text:p>-294.479768130717</text:p>
          </table:table-cell>
          <table:table-cell office:value-type="float" office:value="-144.837161413451" calcext:value-type="float">
            <text:p>-144.837161413451</text:p>
          </table:table-cell>
          <table:table-cell office:value-type="float" office:value="-136.113097868953" calcext:value-type="float">
            <text:p>-136.113097868953</text:p>
          </table:table-cell>
          <table:table-cell office:value-type="float" office:value="-106.070674354996" calcext:value-type="float">
            <text:p>-106.070674354996</text:p>
          </table:table-cell>
          <table:table-cell office:value-type="float" office:value="-223.794203577796" calcext:value-type="float">
            <text:p>-223.794203577796</text:p>
          </table:table-cell>
          <table:table-cell office:value-type="float" office:value="125.247714746436" calcext:value-type="float">
            <text:p>125.247714746436</text:p>
          </table:table-cell>
          <table:table-cell office:value-type="float" office:value="27" calcext:value-type="float">
            <text:p>27</text:p>
          </table:table-cell>
          <table:table-cell office:value-type="float" office:value="-80.2409128013772" calcext:value-type="float">
            <text:p>-80.2409128013772</text:p>
          </table:table-cell>
          <table:table-cell office:value-type="float" office:value="-42.4414286532639" calcext:value-type="float">
            <text:p>-42.4414286532639</text:p>
          </table:table-cell>
          <table:table-cell office:value-type="float" office:value="-38.9171420321973" calcext:value-type="float">
            <text:p>-38.9171420321973</text:p>
          </table:table-cell>
          <table:table-cell office:value-type="float" office:value="-17.6561970851182" calcext:value-type="float">
            <text:p>-17.6561970851182</text:p>
          </table:table-cell>
          <table:table-cell office:value-type="float" office:value="-13.5565237385642" calcext:value-type="float">
            <text:p>-13.5565237385642</text:p>
          </table:table-cell>
          <table:table-cell office:value-type="float" office:value="-38.5624408621041" calcext:value-type="float">
            <text:p>-38.5624408621041</text:p>
          </table:table-cell>
          <table:table-cell office:value-type="float" office:value="23.7260797539287" calcext:value-type="float">
            <text:p>23.72607975392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88865580558777" calcext:value-type="float">
            <text:p>1.88865580558777</text:p>
          </table:table-cell>
          <table:table-cell office:value-type="float" office:value="0.0705901457422891" calcext:value-type="float">
            <text:p>0.070590145742289</text:p>
          </table:table-cell>
          <table:table-cell office:value-type="float" office:value="0.0498554706573486" calcext:value-type="float">
            <text:p>0.049855470657349</text:p>
          </table:table-cell>
          <table:table-cell office:value-type="float" office:value="0.00538918622881969" calcext:value-type="float">
            <text:p>0.00538918622882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{'min_samples_leaf': 10, 'n_estimators': 300}</text:p>
          </table:table-cell>
          <table:table-cell office:value-type="float" office:value="-438.156061403985" calcext:value-type="float">
            <text:p>-438.156061403985</text:p>
          </table:table-cell>
          <table:table-cell office:value-type="float" office:value="-294.647809954878" calcext:value-type="float">
            <text:p>-294.647809954878</text:p>
          </table:table-cell>
          <table:table-cell office:value-type="float" office:value="-148.46930497219" calcext:value-type="float">
            <text:p>-148.46930497219</text:p>
          </table:table-cell>
          <table:table-cell office:value-type="float" office:value="-135.767211629859" calcext:value-type="float">
            <text:p>-135.767211629859</text:p>
          </table:table-cell>
          <table:table-cell office:value-type="float" office:value="-106.001369898303" calcext:value-type="float">
            <text:p>-106.001369898303</text:p>
          </table:table-cell>
          <table:table-cell office:value-type="float" office:value="-224.608351571843" calcext:value-type="float">
            <text:p>-224.608351571843</text:p>
          </table:table-cell>
          <table:table-cell office:value-type="float" office:value="125.11248440515" calcext:value-type="float">
            <text:p>125.11248440515</text:p>
          </table:table-cell>
          <table:table-cell office:value-type="float" office:value="28" calcext:value-type="float">
            <text:p>28</text:p>
          </table:table-cell>
          <table:table-cell office:value-type="float" office:value="-80.3215139759096" calcext:value-type="float">
            <text:p>-80.3215139759096</text:p>
          </table:table-cell>
          <table:table-cell office:value-type="float" office:value="-42.7463482797561" calcext:value-type="float">
            <text:p>-42.7463482797561</text:p>
          </table:table-cell>
          <table:table-cell office:value-type="float" office:value="-39.3466757666442" calcext:value-type="float">
            <text:p>-39.3466757666442</text:p>
          </table:table-cell>
          <table:table-cell office:value-type="float" office:value="-17.6228184062015" calcext:value-type="float">
            <text:p>-17.6228184062015</text:p>
          </table:table-cell>
          <table:table-cell office:value-type="float" office:value="-13.664477327765" calcext:value-type="float">
            <text:p>-13.664477327765</text:p>
          </table:table-cell>
          <table:table-cell office:value-type="float" office:value="-38.7403667512553" calcext:value-type="float">
            <text:p>-38.7403667512553</text:p>
          </table:table-cell>
          <table:table-cell office:value-type="float" office:value="23.7493510716904" calcext:value-type="float">
            <text:p>23.7493510716904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  <table:database-ranges>
        <table:database-range table:name="__Anonymous_Sheet_DB__0" table:target-range-address="CV_RandomForest3.B1:CV_RandomForest3.X29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7:14:13.706085526</dc:date>
    <meta:editing-duration>P1DT8H51M27S</meta:editing-duration>
    <meta:editing-cycles>1</meta:editing-cycles>
    <meta:document-statistic meta:table-count="1" meta:cell-count="695" meta:object-count="0"/>
    <meta:generator>LibreOffice/6.4.7.2$Linux_X86_64 LibreOffice_project/40$Build-2</meta:generator>
  </office:meta>
</office:document-meta>
</file>